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9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387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5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0080"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 fo:font-style="italic" style:font-style-asian="italic" style:font-style-complex="italic"/>
    </style:style>
    <style:style style:name="ce8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color="#ff00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800080" style:text-align-source="fix" style:repeat-content="false" style:vertical-align="middle"/>
      <style:paragraph-properties fo:text-align="start" fo:margin-left="0cm"/>
      <style:text-properties fo:color="#ffffff" fo:font-style="italic" style:font-style-asian="italic" style:font-style-complex="italic"/>
    </style:style>
    <style:style style:name="ce11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12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start" fo:margin-left="0cm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start"/>
      <style:text-properties fo:color="#ffffff"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T1" style:family="text">
      <style:text-properties fo:color="#00a933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 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EXP (numero) <text:span text:style-name="T1">Devuelve el exponente en base al numero e</text:span></text:p>
          </table:table-cell>
          <table:covered-table-cell table:number-columns-repeated="9" table:style-name="ce3"/>
          <table:table-cell/>
        </table:table-row>
        <table:table-row table:style-name="ro1">
          <table:covered-table-cell table:number-columns-repeated="10" table:style-name="ce3"/>
          <table:table-cell/>
        </table:table-row>
        <table:table-row table:style-name="ro1">
          <table:table-cell table:style-name="ce1" office:value-type="string" calcext:value-type="string" table:number-columns-spanned="10" table:number-rows-spanned="2">
            <text:p>LN(numero) <text:span text:style-name="T1">Devuelve el logaritmo natural de un numero</text:span></text:p>
          </table:table-cell>
          <table:covered-table-cell table:number-columns-repeated="9" table:style-name="ce3"/>
          <table:table-cell/>
        </table:table-row>
        <table:table-row table:style-name="ro1">
          <table:covered-table-cell table:number-columns-repeated="10" table:style-name="ce3"/>
          <table:table-cell/>
        </table:table-row>
        <table:table-row table:style-name="ro1">
          <table:table-cell table:style-name="ce1" office:value-type="string" calcext:value-type="string" table:number-columns-spanned="10" table:number-rows-spanned="2">
            <text:p>LOG10(número) <text:span text:style-name="T1">Devuelve el logaritmo en base 10 de un numero</text:span></text:p>
          </table:table-cell>
          <table:covered-table-cell table:number-columns-repeated="9" table:style-name="ce3"/>
          <table:table-cell/>
        </table:table-row>
        <table:table-row table:style-name="ro1">
          <table:covered-table-cell table:number-columns-repeated="10" table:style-name="ce3"/>
          <table:table-cell/>
        </table:table-row>
        <table:table-row table:style-name="ro1">
          <table:table-cell table:style-name="ce1" office:value-type="string" calcext:value-type="string" table:number-columns-spanned="10" table:number-rows-spanned="2">
            <text:p>POTENCIA(base; exponencial) <text:span text:style-name="T1">Devuelve el valor de la base (a) elevado a la potencia del valor del exponente (b): a^b</text:span></text:p>
          </table:table-cell>
          <table:covered-table-cell table:number-columns-repeated="9" table:style-name="ce3"/>
          <table:table-cell/>
        </table:table-row>
        <table:table-row table:style-name="ro1">
          <table:covered-table-cell table:number-columns-repeated="10" table:style-name="ce3"/>
          <table:table-cell/>
        </table:table-row>
        <table:table-row table:style-name="ro1">
          <table:table-cell table:style-name="ce1" office:value-type="string" calcext:value-type="string" table:number-columns-spanned="10" table:number-rows-spanned="2">
            <text:p>RAIZ(numero) <text:span text:style-name="T1">Devuelve la raíz cuadrada de un numero</text:span></text:p>
          </table:table-cell>
          <table:covered-table-cell table:number-columns-repeated="9" table:style-name="ce3"/>
          <table:table-cell/>
        </table:table-row>
        <table:table-row table:style-name="ro1">
          <table:covered-table-cell table:number-columns-repeated="10" table:style-name="ce3"/>
          <table:table-cell/>
        </table:table-row>
        <table:table-row table:style-name="ro1">
          <table:table-cell table:style-name="ce1" office:value-type="string" calcext:value-type="string" table:number-columns-spanned="10" table:number-rows-spanned="2">
            <text:p>RESIDUO(dividendo; divisor) <text:span text:style-name="T1">Devuelve el residuo o resto de una división</text:span></text:p>
          </table:table-cell>
          <table:covered-table-cell table:number-columns-repeated="9" table:style-name="ce3"/>
          <table:table-cell/>
        </table:table-row>
        <table:table-row table:style-name="ro1">
          <table:covered-table-cell table:number-columns-repeated="10" table:style-name="ce3"/>
          <table:table-cell/>
        </table:table-row>
        <table:table-row table:style-name="ro1" table:number-rows-repeated="2">
          <table:table-cell table:style-name="ce3" table:number-columns-repeated="10"/>
          <table:table-cell/>
        </table:table-row>
        <table:table-row table:style-name="ro1">
          <table:table-cell table:number-columns-repeated="8"/>
          <table:table-cell office:value-type="string" calcext:value-type="string">
            <text:p>Definicione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úmero </text:p>
          </table:table-cell>
          <table:table-cell table:style-name="ce8" office:value-type="string" calcext:value-type="string">
            <text:p>EXP</text:p>
          </table:table-cell>
          <table:table-cell table:style-name="ce8" office:value-type="string" calcext:value-type="string">
            <text:p>LN</text:p>
          </table:table-cell>
          <table:table-cell table:style-name="ce8" office:value-type="string" calcext:value-type="string">
            <text:p>LOG10</text:p>
          </table:table-cell>
          <table:table-cell table:style-name="ce8" office:value-type="string" calcext:value-type="string">
            <text:p>RAIZ</text:p>
          </table:table-cell>
          <table:table-cell table:number-columns-repeated="2"/>
          <table:table-cell table:style-name="ce10" office:value-type="string" calcext:value-type="string" table:number-columns-spanned="1" table:number-rows-spanned="2">
            <text:p>Número e</text:p>
          </table:table-cell>
          <table:table-cell table:style-name="ce14" office:value-type="string" calcext:value-type="string" table:number-columns-spanned="2" table:number-rows-spanned="2">
            <text:p>Es una constante matemática que toma de el siguiente valor aproximado 2,7182818284590….Tiene infinitos decimales</text:p>
          </table:table-cell>
          <table:covered-table-cell/>
        </table:table-row>
        <table:table-row table:style-name="ro1">
          <table:table-cell/>
          <table:table-cell office:value-type="float" office:value="3.34" calcext:value-type="float">
            <text:p>3,34</text:p>
          </table:table-cell>
          <table:table-cell table:formula="of:=EXP([.B18])" office:value-type="float" office:value="28.2191267054086" calcext:value-type="float">
            <text:p>28,2191267054086</text:p>
          </table:table-cell>
          <table:table-cell table:formula="of:=LN([.B18])" office:value-type="float" office:value="1.20597080698861" calcext:value-type="float">
            <text:p>1,20597080698861</text:p>
          </table:table-cell>
          <table:table-cell table:formula="of:=LOG10([.B18])" office:value-type="float" office:value="0.523746466811564" calcext:value-type="float">
            <text:p>0,523746466811564</text:p>
          </table:table-cell>
          <table:table-cell table:formula="of:=SQRT([.B18])" office:value-type="float" office:value="1.82756668824971" calcext:value-type="float">
            <text:p>1,82756668824971</text:p>
          </table:table-cell>
          <table:table-cell table:number-columns-repeated="2"/>
          <table:covered-table-cell table:style-name="ce11"/>
          <table:covered-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EXP([.B19])" office:value-type="float" office:value="148.413159102577" calcext:value-type="float">
            <text:p>148,413159102577</text:p>
          </table:table-cell>
          <table:table-cell table:formula="of:=LN([.B19])" office:value-type="float" office:value="1.6094379124341" calcext:value-type="float">
            <text:p>1,6094379124341</text:p>
          </table:table-cell>
          <table:table-cell table:formula="of:=LOG10([.B19])" office:value-type="float" office:value="0.698970004336019" calcext:value-type="float">
            <text:p>0,698970004336019</text:p>
          </table:table-cell>
          <table:table-cell table:formula="of:=SQRT([.B19])" office:value-type="float" office:value="2.23606797749979" calcext:value-type="float">
            <text:p>2,23606797749979</text:p>
          </table:table-cell>
          <table:table-cell table:number-columns-repeated="2"/>
          <table:table-cell table:style-name="ce10" office:value-type="string" calcext:value-type="string" table:number-columns-spanned="1" table:number-rows-spanned="2">
            <text:p>logaritmo</text:p>
          </table:table-cell>
          <table:table-cell table:style-name="ce14" office:value-type="string" calcext:value-type="string" table:number-columns-spanned="2" table:number-rows-spanned="2">
            <text:p>Exponente al que hay que elevar un número, llamado base, para obtener otro número determinado</text:p>
          </table:table-cell>
          <table:covered-table-cell/>
        </table:table-row>
        <table:table-row table:style-name="ro1">
          <table:table-cell/>
          <table:table-cell office:value-type="float" office:value="67.5" calcext:value-type="float">
            <text:p>67,5</text:p>
          </table:table-cell>
          <table:table-cell table:formula="of:=EXP([.B20])" office:value-type="float" office:value="2.06479779840902E+029" calcext:value-type="float">
            <text:p>2,06479779840902E+029</text:p>
          </table:table-cell>
          <table:table-cell table:formula="of:=LN([.B20])" office:value-type="float" office:value="4.21212759787848" calcext:value-type="float">
            <text:p>4,21212759787848</text:p>
          </table:table-cell>
          <table:table-cell table:formula="of:=LOG10([.B20])" office:value-type="float" office:value="1.82930377283102" calcext:value-type="float">
            <text:p>1,82930377283102</text:p>
          </table:table-cell>
          <table:table-cell table:formula="of:=SQRT([.B20])" office:value-type="float" office:value="8.21583836257749" calcext:value-type="float">
            <text:p>8,21583836257749</text:p>
          </table:table-cell>
          <table:table-cell table:number-columns-repeated="2"/>
          <table:covered-table-cell table:style-name="ce11"/>
          <table:covered-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EXP([.B21])" office:value-type="float" office:value="2.71828182845904" calcext:value-type="float">
            <text:p>2,71828182845904</text:p>
          </table:table-cell>
          <table:table-cell table:formula="of:=LN([.B21])" office:value-type="float" office:value="0" calcext:value-type="float">
            <text:p>0</text:p>
          </table:table-cell>
          <table:table-cell table:formula="of:=LOG10([.B21])" office:value-type="float" office:value="0" calcext:value-type="float">
            <text:p>0</text:p>
          </table:table-cell>
          <table:table-cell table:formula="of:=SQRT([.B21])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 table:number-columns-spanned="1" table:number-rows-spanned="3">
            <text:p>logaritmo natural o neperiano</text:p>
          </table:table-cell>
          <table:table-cell table:style-name="ce15" office:value-type="string" calcext:value-type="string" table:number-columns-spanned="2" table:number-rows-spanned="3">
            <text:p>Logaritmo que toma de base el número 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EXP([.B22])" office:value-type="float" office:value="1" calcext:value-type="float">
            <text:p>1</text:p>
          </table:table-cell>
          <table:table-cell table:formula="of:=LN([.B22])" office:value-type="string" office:string-value="" calcext:value-type="error">
            <text:p>Err:502</text:p>
          </table:table-cell>
          <table:table-cell table:formula="of:=LOG10([.B22])" office:value-type="string" office:string-value="" calcext:value-type="error">
            <text:p>Err:502</text:p>
          </table:table-cell>
          <table:table-cell table:formula="of:=SQRT([.B22])" office:value-type="float" office:value="0" calcext:value-type="float">
            <text:p>0</text:p>
          </table:table-cell>
          <table:table-cell table:number-columns-repeated="2"/>
          <table:covered-table-cell table:style-name="ce11"/>
          <table:covered-table-cell table:number-columns-repeated="2"/>
        </table:table-row>
        <table:table-row table:style-name="ro1">
          <table:table-cell/>
          <table:table-cell office:value-type="float" office:value="-2.45" calcext:value-type="float">
            <text:p>-2,45</text:p>
          </table:table-cell>
          <table:table-cell table:formula="of:=EXP([.B23])" office:value-type="float" office:value="0.0862935864993705" calcext:value-type="float">
            <text:p>0,086293586499371</text:p>
          </table:table-cell>
          <table:table-cell table:formula="of:=LN([.B23])" office:value-type="string" office:string-value="" calcext:value-type="error">
            <text:p>Err:502</text:p>
          </table:table-cell>
          <table:table-cell table:formula="of:=LOG10([.B23])" office:value-type="string" office:string-value="" calcext:value-type="error">
            <text:p>Err:502</text:p>
          </table:table-cell>
          <table:table-cell table:formula="of:=SQRT([.B23])" office:value-type="string" office:string-value="" calcext:value-type="error">
            <text:p>Err:502</text:p>
          </table:table-cell>
          <table:table-cell table:number-columns-repeated="2"/>
          <table:covered-table-cell table:style-name="ce11"/>
          <table:covered-table-cell table:number-columns-repeated="2"/>
        </table:table-row>
        <table:table-row table:style-name="ro1">
          <table:table-cell/>
          <table:table-cell office:value-type="float" office:value="-9.494958" calcext:value-type="float">
            <text:p>-9,494958</text:p>
          </table:table-cell>
          <table:table-cell table:formula="of:=EXP([.B24])" office:value-type="float" office:value="0.0000752301858478305" calcext:value-type="float">
            <text:p>7,52301858478305E-05</text:p>
          </table:table-cell>
          <table:table-cell table:formula="of:=LN([.B24])" office:value-type="string" office:string-value="" calcext:value-type="error">
            <text:p>Err:502</text:p>
          </table:table-cell>
          <table:table-cell table:formula="of:=LOG10([.B24])" office:value-type="string" office:string-value="" calcext:value-type="error">
            <text:p>Err:502</text:p>
          </table:table-cell>
          <table:table-cell table:formula="of:=SQRT([.B24])" office:value-type="string" office:string-value="" calcext:value-type="error">
            <text:p>Err:502</text:p>
          </table:table-cell>
          <table:table-cell table:number-columns-repeated="2"/>
          <table:table-cell table:style-name="ce17" office:value-type="string" calcext:value-type="string" table:number-columns-spanned="1" table:number-rows-spanned="3">
            <text:p>logaritmo en base 10</text:p>
          </table:table-cell>
          <table:table-cell table:style-name="ce20" office:value-type="string" calcext:value-type="string" table:number-columns-spanned="2" table:number-rows-spanned="3">
            <text:p>Logaritmo que toma de base el número 10</text:p>
          </table:table-cell>
          <table:covered-table-cell table:style-name="ce20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EXP([.B25])" office:value-type="float" office:value="3.45466065671755E+062" calcext:value-type="float">
            <text:p>3,45466065671755E+062</text:p>
          </table:table-cell>
          <table:table-cell table:formula="of:=LN([.B25])" office:value-type="float" office:value="4.969813299576" calcext:value-type="float">
            <text:p>4,969813299576</text:p>
          </table:table-cell>
          <table:table-cell table:formula="of:=LOG10([.B25])" office:value-type="float" office:value="2.15836249209525" calcext:value-type="float">
            <text:p>2,15836249209525</text:p>
          </table:table-cell>
          <table:table-cell table:formula="of:=SQRT([.B25])" office:value-type="float" office:value="12" calcext:value-type="float">
            <text:p>12</text:p>
          </table:table-cell>
          <table:table-cell table:number-columns-repeated="2"/>
          <table:covered-table-cell table:style-name="ce17"/>
          <table:covered-table-cell table:number-columns-repeated="2" table:style-name="ce20"/>
        </table:table-row>
        <table:table-row table:style-name="ro1">
          <table:table-cell table:number-columns-repeated="8"/>
          <table:covered-table-cell table:style-name="ce17"/>
          <table:covered-table-cell table:number-columns-repeated="2" table:style-name="ce20"/>
        </table:table-row>
        <table:table-row table:style-name="ro1">
          <table:table-cell table:number-columns-repeated="8"/>
          <table:table-cell table:style-name="ce17" office:value-type="string" calcext:value-type="string" table:number-columns-spanned="1" table:number-rows-spanned="3">
            <text:p>raíz cuadrada</text:p>
          </table:table-cell>
          <table:table-cell table:style-name="ce20" office:value-type="string" calcext:value-type="string" table:number-columns-spanned="2" table:number-rows-spanned="3">
            <text:p>Se llama raíz cuadrada de un número a cualquier otro número, si existe, tal que al multiplicarlo por si mismo resulta el valor del primero</text:p>
          </table:table-cell>
          <table:covered-table-cell table:style-name="ce20"/>
        </table:table-row>
        <table:table-row table:style-name="ro1">
          <table:table-cell table:number-columns-repeated="8"/>
          <table:covered-table-cell table:style-name="ce17"/>
          <table:covered-table-cell table:number-columns-repeated="2" table:style-name="ce20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Exponente </text:p>
          </table:table-cell>
          <table:table-cell table:style-name="ce9" office:value-type="string" calcext:value-type="string">
            <text:p>POTENCIA</text:p>
          </table:table-cell>
          <table:table-cell table:number-columns-repeated="4"/>
          <table:covered-table-cell table:style-name="ce17"/>
          <table:covered-table-cell table:number-columns-repeated="2" table:style-name="ce20"/>
        </table:table-row>
        <table:table-row table:style-name="ro1">
          <table:table-cell/>
          <table:table-cell table:formula="of:=[.C21]" office:value-type="float" office:value="2.71828182845904" calcext:value-type="float">
            <text:p>2,71828182845904</text:p>
          </table:table-cell>
          <table:table-cell office:value-type="float" office:value="3.34" calcext:value-type="float">
            <text:p>3,34</text:p>
          </table:table-cell>
          <table:table-cell table:formula="of:=POWER([.B30];[.C30])" office:value-type="float" office:value="28.2191267054086" calcext:value-type="float">
            <text:p>28,2191267054086</text:p>
          </table:table-cell>
          <table:table-cell table:number-columns-repeated="4"/>
          <table:table-cell table:style-name="ce17" office:value-type="string" calcext:value-type="string" table:number-columns-spanned="1" table:number-rows-spanned="3">
            <text:p>Residuo o Resto</text:p>
          </table:table-cell>
          <table:table-cell table:style-name="ce20" office:value-type="string" calcext:value-type="string" table:number-columns-spanned="2" table:number-rows-spanned="3">
            <text:p>Es el número que se le ha de restar al dividendo para que sea igual a un determinado número de veces el divisor</text:p>
          </table:table-cell>
          <table:covered-table-cell table:style-name="ce20"/>
        </table:table-row>
        <table:table-row table:style-name="ro1">
          <table:table-cell/>
          <table:table-cell office:value-type="float" office:value="-3.3" calcext:value-type="float">
            <text:p>-3,3</text:p>
          </table:table-cell>
          <table:table-cell office:value-type="float" office:value="2" calcext:value-type="float">
            <text:p>2</text:p>
          </table:table-cell>
          <table:table-cell table:formula="of:=POWER([.B31];[.C31])" office:value-type="float" office:value="10.89" calcext:value-type="float">
            <text:p>10,89</text:p>
          </table:table-cell>
          <table:table-cell table:number-columns-repeated="4"/>
          <table:covered-table-cell table:style-name="ce17"/>
          <table:covered-table-cell table:number-columns-repeated="2" table:style-name="ce20"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table:formula="of:=POWER([.B32];[.C32])" office:value-type="float" office:value="10.89" calcext:value-type="float">
            <text:p>10,89</text:p>
          </table:table-cell>
          <table:table-cell table:number-columns-repeated="4"/>
          <table:covered-table-cell table:style-name="ce17"/>
          <table:covered-table-cell table:number-columns-repeated="2" table:style-name="ce20"/>
        </table:table-row>
        <table:table-row table:style-name="ro1">
          <table:table-cell/>
          <table:table-cell office:value-type="float" office:value="-4.5" calcext:value-type="float">
            <text:p>-4,5</text:p>
          </table:table-cell>
          <table:table-cell office:value-type="float" office:value="3" calcext:value-type="float">
            <text:p>3</text:p>
          </table:table-cell>
          <table:table-cell table:formula="of:=POWER([.B33];[.C33])" office:value-type="float" office:value="-91.125" calcext:value-type="float">
            <text:p>-91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formula="of:=POWER([.B34];[.C34])" office:value-type="float" office:value="91.125" calcext:value-type="float">
            <text:p>91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-4.4" calcext:value-type="float">
            <text:p>-4,4</text:p>
          </table:table-cell>
          <table:table-cell table:formula="of:=POWER([.B35];[.C35])" office:value-type="float" office:value="0.00356671983232876" calcext:value-type="float">
            <text:p>0,0035667198323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.45" calcext:value-type="float">
            <text:p>122,45</text:p>
          </table:table-cell>
          <table:table-cell office:value-type="float" office:value="0" calcext:value-type="float">
            <text:p>0</text:p>
          </table:table-cell>
          <table:table-cell table:formula="of:=POWER([.B36];[.C3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formula="of:=POWER([.B37];[.C37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POWER([.B38];[.C38]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idendo</text:p>
          </table:table-cell>
          <table:table-cell office:value-type="string" calcext:value-type="string">
            <text:p>Divisor</text:p>
          </table:table-cell>
          <table:table-cell table:style-name="ce6" office:value-type="string" calcext:value-type="string">
            <text:p>RESIDUO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MOD([.B42];[.C4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MOD([.B43];[.C43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MOD([.B44];[.C44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MOD([.B45];[.C45])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4:04:48.5580731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21:29:34.921037412</meta:creation-date>
    <meta:generator>LibreOffice/7.1.0.3$Linux_X86_64 LibreOffice_project/f6099ecf3d29644b5008cc8f48f42f4a40986e4c</meta:generator>
    <dc:date>2021-03-08T14:17:41.492957100</dc:date>
    <meta:editing-duration>PT1H50M3S</meta:editing-duration>
    <meta:editing-cycles>14</meta:editing-cycles>
    <meta:document-statistic meta:table-count="1" meta:cell-count="109" meta:object-count="0"/>
  </office:meta>
</office:document-meta>
</file>